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mim" svg:font-family="Sami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-complex="Samim"/>
    </style:style>
    <style:style style:name="ce2" style:family="table-cell" style:parent-style-name="Default">
      <style:text-properties style:font-name-complex="Samim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چک لیست‌ه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روزانه</text:p>
          </table:table-cell>
          <table:table-cell office:value-type="string" calcext:value-type="string">
            <text:p>وضعیّت</text:p>
          </table:table-cell>
          <table:table-cell office:value-type="string" calcext:value-type="string">
            <text:p>هفتگی</text:p>
          </table:table-cell>
          <table:table-cell office:value-type="string" calcext:value-type="string">
            <text:p>وضعیت</text:p>
          </table:table-cell>
          <table:table-cell office:value-type="string" calcext:value-type="string">
            <text:p>ماهانه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ویتامین‌های مریم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بازی با بچّه‌ها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تمرین ساز و نت‌خوانی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mim" svg:font-family="Sami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xx" style:country-asian="none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4.801cm" fo:page-height="10.5cm" style:num-format="1" style:print-orientation="landscape" fo:border="0.06pt solid #000000" fo:padding="0cm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01:17.384474155</meta:creation-date>
    <dc:date>2021-09-23T20:05:50.645797191</dc:date>
    <meta:editing-duration>PT4M33S</meta:editing-duration>
    <meta:editing-cycles>4</meta:editing-cycles>
    <meta:generator>LibreOffice/6.4.7.2$Linux_X86_64 LibreOffice_project/40$Build-2</meta:generator>
    <meta:document-statistic meta:table-count="1" meta:cell-count="9" meta:object-count="0"/>
  </office:meta>
</office:document-meta>
</file>